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B0000002BBC72C1E611EE26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1" svg:font-family="Gotham"/>
    <style:font-face style:name="Gotham" svg:font-family="Gotham" style:font-pitch="variable"/>
    <style:font-face style:name="Mangal1" svg:font-family="Mang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-color="#ffffff" draw:textarea-horizontal-align="justify" draw:textarea-vertical-align="middle" draw:auto-grow-height="false" fo:min-height="6.05cm" fo:min-width="8.3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1.75cm" fo:min-width="8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56cm" fo:min-width="0.758cm"/>
    </style:style>
    <style:style style:name="gr5" style:family="graphic" style:parent-style-name="standard">
      <style:graphic-properties draw:stroke="none" draw:fill-color="#cccccc" draw:textarea-horizontal-align="justify" draw:textarea-vertical-align="middle" draw:auto-grow-height="false" fo:min-height="0.756cm" fo:min-width="0.75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3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5" style:family="graphic" style:parent-style-name="standard">
      <style:graphic-properties draw:stroke="none" draw:fill-color="#6d7e8c" draw:textarea-horizontal-align="justify" draw:textarea-vertical-align="middle" draw:auto-grow-height="false" fo:min-height="1.75cm" fo:min-width="8.3cm"/>
    </style:style>
    <style:style style:name="gr16" style:family="graphic" style:parent-style-name="standard">
      <style:graphic-properties draw:stroke="none" draw:fill="solid" draw:fill-color="#ffffff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7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64cm"/>
    </style:style>
    <style:style style:name="gr21" style:family="graphic" style:parent-style-name="standard">
      <style:graphic-properties draw:stroke="none" draw:fill-color="#12a9d5" draw:textarea-horizontal-align="justify" draw:textarea-vertical-align="middle" draw:auto-grow-height="false" fo:min-height="1.75cm" fo:min-width="8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2cm"/>
    </style:style>
    <style:style style:name="gr26" style:family="graphic" style:parent-style-name="standard">
      <style:graphic-properties draw:stroke="none" draw:fill-color="#ff5900" draw:textarea-horizontal-align="justify" draw:textarea-vertical-align="middle" draw:auto-grow-height="false" fo:min-height="1.75cm" fo:min-width="8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89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ccccc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color="#ffffff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6" style:family="paragraph">
      <loext:graphic-properties draw:fill-color="#cccccc"/>
      <style:paragraph-properties fo:text-align="center"/>
      <style:text-properties fo:color="#ffffff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9" style:family="paragraph">
      <loext:graphic-properties draw:fill="none" draw:fill-color="#ffffff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0" style:family="paragraph">
      <loext:graphic-properties draw:fill="none" draw:fill-color="#ffffff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11" style:family="paragraph">
      <loext:graphic-properties draw:fill-color="#cccccc"/>
      <style:paragraph-properties fo:text-align="center"/>
      <style:text-properties fo:color="#ffffff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3" style:family="paragraph">
      <loext:graphic-properties draw:fill="none" draw:fill-color="#ffffff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loext:graphic-properties draw:fill-color="#6d7e8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9" style:family="paragraph">
      <loext:graphic-properties draw:fill-color="#12a9d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none" draw:fill-color="#ffffff"/>
      <style:text-properties fo:color="#ffffff" fo:font-size="26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21" style:family="paragraph">
      <loext:graphic-properties draw:fill-color="#ff59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>
      <loext:graphic-properties draw:fill-color="#ffffff"/>
    </style:style>
    <style:style style:name="T1" style:family="text">
      <style:text-properties fo:color="#ffffff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2" style:family="text">
      <style:text-properties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3" style:family="text">
      <style:text-properties fo:color="#ffffff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4" style:family="text">
      <style:text-properties fo:color="#231f20" style:font-name="Arial1" fo:font-size="16pt" fo:language="zxx" fo:country="none" style:font-size-asian="16pt" style:language-asian="zxx" style:country-asian="none" style:font-name-complex="Gotham1" style:font-size-complex="16pt" style:language-complex="zxx" style:country-complex="none"/>
    </style:style>
    <style:style style:name="T5" style:family="text">
      <style:text-properties fo:color="#231f20" style:font-name="Arial1" fo:font-size="16pt" style:font-size-asian="16pt" style:font-name-complex="Gotham1" style:font-size-complex="16pt"/>
    </style:style>
    <style:style style:name="T6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7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8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1" style:family="text">
      <style:text-properties fo:color="#ffffff" fo:font-size="26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2" style:family="text"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cm" svg:height="6.3cm" svg:x="0.991cm" svg:y="0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8.8cm" svg:height="2cm" svg:x="0.9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.9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.245cm">
            <text:p text:style-name="P4"><text:span text:style-name="T2">#1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5" draw:text-style-name="P6" draw:layer="layout" svg:width="2cm" svg:height="1.6cm" svg:x="7.491cm" svg:y="4.846cm">
          <text:p text:style-name="P4"><text:span text:style-name="T3">24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8" draw:layer="layout" svg:width="7.62cm" svg:height="2.775cm" svg:x="1.753cm" svg:y="3.191cm">
          <draw:text-box>
            <text:p text:style-name="P7"><text:span text:style-name="T4">Users can exchange emails</text:span></text:p>
            <text:p text:style-name="P7"><text:span text:style-name="T5">securely with predefined</text:span></text:p>
            <text:p text:style-name="P7"><text:span text:style-name="T5">recipients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1.146cm">
          <text:p text:style-name="P4"><text:span text:style-name="T3">21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9" draw:layer="layout" svg:width="6.858cm" svg:height="2.741cm" svg:x="1.753cm" svg:y="9.491cm">
          <draw:text-box>
            <text:p><text:span text:style-name="T6">Users can send large files securely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7.446cm">
          <text:p text:style-name="P4"><text:span text:style-name="T3">2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0" draw:layer="layout" svg:width="6.858cm" svg:height="2.741cm" svg:x="1.753cm" svg:y="15.791cm">
          <draw:text-box>
            <text:p><text:span text:style-name="T6">Users can set time limits on emails for reading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23.746cm">
          <text:p text:style-name="P4"><text:span text:style-name="T3">3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0" draw:layer="layout" svg:width="6.858cm" svg:height="2.741cm" svg:x="1.753cm" svg:y="22.091cm">
          <draw:text-box>
            <text:p><text:span text:style-name="T6">Users can send emails securely to unspecified recipients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8.8cm" svg:height="2cm" svg:x="10.4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.9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.245cm">
            <text:p text:style-name="P4"><text:span text:style-name="T2">#6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5" draw:text-style-name="P11" draw:layer="layout" svg:width="2cm" svg:height="1.6cm" svg:x="16.991cm" svg:y="4.846cm">
          <text:p text:style-name="P4"><text:span text:style-name="T3">24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8" draw:text-style-name="P9" draw:layer="layout" svg:width="6.858cm" svg:height="3.406cm" svg:x="11.253cm" svg:y="3.191cm">
          <draw:text-box>
            <text:p><text:span text:style-name="T6">Each organization can set security policy and define recipients</text:span></text:p>
            <text:p><text:span text:style-name="T6">groups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1.146cm">
          <text:p text:style-name="P4"><text:span text:style-name="T3">4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0" draw:layer="layout" svg:width="6.858cm" svg:height="2.741cm" svg:x="11.253cm" svg:y="9.491cm">
          <draw:text-box>
            <text:p><text:span text:style-name="T6">Users can manage their emails effectively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7.446cm">
          <text:p text:style-name="P4"><text:span text:style-name="T3">2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10" draw:layer="layout" svg:width="7.264cm" svg:height="2.775cm" svg:x="11.253cm" svg:y="15.791cm">
          <draw:text-box>
            <text:p><text:span text:style-name="T6">Users and administrators can backup emails securely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23.746cm">
          <text:p text:style-name="P4"><text:span text:style-name="T3">3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10" draw:layer="layout" svg:width="6.858cm" svg:height="2.775cm" svg:x="11.253cm" svg:y="22.091cm">
          <draw:text-box>
            <text:p><text:span text:style-name="T6">Users and administrators can delete emails completely.</text:span></text:p>
          </draw:text-box>
        </draw:frame>
        <draw:g>
          <draw:custom-shape draw:style-name="gr2" draw:text-style-name="P2" draw:layer="layout" svg:width="8.8cm" svg:height="2cm" svg:x="0.9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7.545cm">
            <text:p text:style-name="P4"><text:span text:style-name="T2">#2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7.545cm">
            <text:p text:style-name="P4"><text:span text:style-name="T2">#7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13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4.5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3.845cm">
            <text:p text:style-name="P4"><text:span text:style-name="T2">#3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13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4.5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3.845cm">
            <text:p text:style-name="P4"><text:span text:style-name="T2">#8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19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20.8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20.145cm">
            <text:p text:style-name="P4"><text:span text:style-name="T2">#4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19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20.8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20.145cm">
            <text:p text:style-name="P4"><text:span text:style-name="T2">#9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4.846cm">
          <text:p text:style-name="P4"><text:span text:style-name="T3">1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0" draw:layer="layout" svg:width="6.858cm" svg:height="2.741cm" svg:x="1.753cm" svg:y="3.191cm">
          <draw:text-box>
            <text:p><text:span text:style-name="T6">Administrators of organizations</text:span></text:p>
            <text:p><text:span text:style-name="T6">can monitor emails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4.846cm">
          <text:p text:style-name="P4"><text:span text:style-name="T3">6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10" draw:layer="layout" svg:width="6.248cm" svg:height="2.775cm" svg:x="11.253cm" svg:y="3.191cm">
          <draw:text-box>
            <text:p><text:span text:style-name="T6">Users can access emails from mobile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1.146cm">
          <text:p text:style-name="P4"><text:span text:style-name="T3">2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10" draw:layer="layout" svg:width="6.858cm" svg:height="2.144cm" svg:x="1.753cm" svg:y="9.491cm">
          <draw:text-box>
            <text:p><text:span text:style-name="T6">Users can send short messages securely to each other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1.146cm">
          <text:p text:style-name="P4"><text:span text:style-name="T3">2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10" draw:layer="layout" svg:width="6.858cm" svg:height="1.513cm" svg:x="11.253cm" svg:y="9.491cm">
          <draw:text-box>
            <text:p><text:span text:style-name="T6">Users don’t want to receive spam-letters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3" draw:layer="layout" svg:width="6.858cm" svg:height="2.483cm" svg:x="11.253cm" svg:y="15.791cm">
          <draw:text-box>
            <text:p><text:span text:style-name="T7">HOME OFFICE</text:span></text:p>
            <text:p><text:span text:style-name="T8"/></text:p>
            <text:p><text:span text:style-name="T8">You worked well at home. Add 2 points to the last roll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draw:layer="layout" svg:width="6.858cm" svg:height="3.593cm" svg:x="1.753cm" svg:y="15.791cm">
          <draw:text-box>
            <text:p><text:span text:style-name="T7">GOOD RECRUIT</text:span></text:p>
            <text:p><text:span text:style-name="T8"/></text:p>
            <text:p><text:span text:style-name="T8">New recruit is good.</text:span></text:p>
            <text:p><text:span text:style-name="T8">You may roll 2 dice now and add these to the last roll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7.264cm" svg:height="3.593cm" svg:x="11.253cm" svg:y="22.091cm">
          <draw:text-box>
            <text:p><text:span text:style-name="T7">GURU</text:span></text:p>
            <text:p><text:span text:style-name="T8"/></text:p>
            <text:p><text:span text:style-name="T8">A guru visited your office. You may immediately remove one problem card from the current story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7.874cm" svg:height="3.593cm" svg:x="1.753cm" svg:y="22.091cm">
          <draw:text-box>
            <text:p><text:span text:style-name="T7">BROWN BAG MEETING</text:span></text:p>
            <text:p><text:span text:style-name="T8"/></text:p>
            <text:p><text:span text:style-name="T8">Discussion during lunch time led to a splendid idea. Work on the current card is instantly resolved.</text:span></text:p>
          </draw:text-box>
        </draw:frame>
        <draw:frame draw:style-name="gr14" draw:text-style-name="P14" draw:layer="layout" svg:width="2.404cm" svg:height="0.569cm" svg:x="0.991cm" svg:y="25.622cm">
          <draw:text-box>
            <text:p><text:span text:style-name="T9">add-on</text:span></text:p>
          </draw:text-box>
        </draw:frame>
        <draw:g>
          <draw:custom-shape draw:style-name="gr15" draw:text-style-name="P15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4.5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3.7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2.112cm" svg:y="14.34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2.663cm" svg:y="14.34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2.096cm" svg:y="14.6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5" draw:text-style-name="P15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4.5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13.7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11.612cm" svg:y="14.34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12.163cm" svg:y="14.34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11.596cm" svg:y="14.6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5" draw:text-style-name="P15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20.8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20.0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2.112cm" svg:y="20.64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2.663cm" svg:y="20.64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2.096cm" svg:y="20.9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5" draw:text-style-name="P15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20.8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20.0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11.612cm" svg:y="20.64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12.163cm" svg:y="20.64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11.596cm" svg:y="20.9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2" draw:text-style-name="P2" draw:layer="layout" svg:width="8.8cm" svg:height="2cm" svg:x="0.991cm" svg:y="0.9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.992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.246cm">
            <text:p text:style-name="P4"><text:span text:style-name="T2">#5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0.9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.992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.246cm">
            <text:p text:style-name="P4"><text:span text:style-name="T2">#10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7.545cm">
            <text:p text:style-name="P4"><text:span text:style-name="T2">#11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7.545cm">
            <text:p text:style-name="P4"><text:span text:style-name="T2">#12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7.518cm" svg:height="3.593cm" svg:x="11.253cm" svg:y="3.191cm">
          <draw:text-box>
            <text:p><text:span text:style-name="T7">VISIBLE EFFORT</text:span></text:p>
            <text:p><text:span text:style-name="T8"/></text:p>
            <text:p><text:span text:style-name="T8">The boss acknowledges your effort. You may add 3 points to the previous result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3.191cm">
          <draw:text-box>
            <text:p><text:span text:style-name="T7">DOING WELL</text:span></text:p>
            <text:p><text:span text:style-name="T8"/></text:p>
            <text:p><text:span text:style-name="T8">Things are going incredibly well. Add 4 to the last roll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7.518cm" svg:height="3.038cm" svg:x="11.253cm" svg:y="9.491cm">
          <draw:text-box>
            <text:p><text:span text:style-name="T7">BIRTHDAY</text:span></text:p>
            <text:p><text:span text:style-name="T8"/></text:p>
            <text:p><text:span text:style-name="T8">It's your birthday today. Subtract 1 point from everybody's next result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9.491cm">
          <draw:text-box>
            <text:p><text:span text:style-name="T7">HEALTH PROBLEM</text:span></text:p>
            <text:p><text:span text:style-name="T8"/></text:p>
            <text:p><text:span text:style-name="T8">Health problem. Skip you next turn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7.518cm" svg:height="2.483cm" svg:x="11.253cm" svg:y="15.791cm">
          <draw:text-box>
            <text:p><text:span text:style-name="T7">EMERGENCY CALL</text:span></text:p>
            <text:p><text:span text:style-name="T8"/></text:p>
            <text:p><text:span text:style-name="T8">An emergency call. Everyone skips next turn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15.791cm">
          <draw:text-box>
            <text:p><text:span text:style-name="T7">HARD DRIVE CRASHED</text:span></text:p>
            <text:p><text:span text:style-name="T8"/></text:p>
            <text:p><text:span text:style-name="T8">Hard drive crashed. Remove all progress from a card in progress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7.772cm" svg:height="3.593cm" svg:x="11.253cm" svg:y="22.091cm">
          <draw:text-box>
            <text:p><text:span text:style-name="T7">REQUIREMENTS CHANGE</text:span></text:p>
            <text:p><text:span text:style-name="T8"/></text:p>
            <text:p><text:span text:style-name="T8">PO decided to make changes to the project. So this story will take 4 hours more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22.091cm">
          <draw:text-box>
            <text:p><text:span text:style-name="T7">BUSINESS TRIP</text:span></text:p>
            <text:p><text:span text:style-name="T8"/></text:p>
            <text:p><text:span text:style-name="T8">You are sent on a business trip. Skip next turn.</text:span></text:p>
          </draw:text-box>
        </draw:frame>
        <draw:g>
          <draw:custom-shape draw:style-name="gr15" draw:text-style-name="P15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8.2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7.4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2.111cm" svg:y="8.041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2.663cm" svg:y="8.041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2.096cm" svg:y="8.3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8.2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7.4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11.611cm" svg:y="8.04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12.163cm" svg:y="8.04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11.596cm" svg:y="8.3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4.5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3.7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2.111cm" svg:y="14.341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2.663cm" svg:y="14.341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2.096cm" svg:y="14.6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4.5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13.7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11.611cm" svg:y="14.34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12.163cm" svg:y="14.34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11.596cm" svg:y="14.6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20.8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20.0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2.111cm" svg:y="20.641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2.663cm" svg:y="20.641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2.096cm" svg:y="20.9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20.8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20.0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11.611cm" svg:y="20.64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12.163cm" svg:y="20.64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11.596cm" svg:y="20.9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0.991cm" svg:y="0.9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2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2.112cm" svg:y="1.741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2.663cm" svg:y="1.741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2.096cm" svg:y="2.099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5" draw:text-style-name="P15" draw:layer="layout" svg:width="8.8cm" svg:height="2cm" svg:x="10.491cm" svg:y="0.9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.992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11.612cm" svg:y="1.741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12.163cm" svg:y="1.741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11.596cm" svg:y="2.099cm" svg:viewBox="0 0 790 377" svg:d="M737 0c-10 180-159 323-342 323s-332-143-342-323h-53c10 210 183 377 395 377s385-167 395-377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9.491cm">
          <draw:text-box>
            <text:p><text:span text:style-name="T7">GET SOME REST</text:span></text:p>
            <text:p><text:span text:style-name="T8"/></text:p>
            <text:p><text:span text:style-name="T8">Get some rest to refresh your mind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6.858cm" svg:height="2.676cm" svg:x="11.253cm" svg:y="9.491cm">
          <draw:text-box>
            <text:p><text:span text:style-name="T7">SKILLED MEMBER</text:span></text:p>
            <text:p><text:span text:style-name="T8"/></text:p>
            <text:p><text:span text:style-name="T8">Involve skilled team member from other team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6.858cm" svg:height="3.593cm" svg:x="1.753cm" svg:y="15.791cm">
          <draw:text-box>
            <text:p><text:span text:style-name="T7">EXTRA MEMBER</text:span></text:p>
            <text:p><text:span text:style-name="T8"/></text:p>
            <text:p><text:span text:style-name="T8">Add another member to the team. Throw dice at any moment you want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6.858cm" svg:height="3.593cm" svg:x="11.253cm" svg:y="15.791cm">
          <draw:text-box>
            <text:p><text:span text:style-name="T7">COMMUNICATION</text:span></text:p>
            <text:p><text:span text:style-name="T8"/></text:p>
            <text:p><text:span text:style-name="T8">Enhance communicatio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1.253cm" svg:y="3.191cm">
          <draw:text-box>
            <text:p><text:span text:style-name="T7">OVERTIME</text:span></text:p>
            <text:p><text:span text:style-name="T8"/></text:p>
            <text:p><text:span text:style-name="T8">You worked overtime. Draw another card and follow its instruction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3.191cm">
          <draw:text-box>
            <text:p><text:span text:style-name="T7">EXTRA COST</text:span></text:p>
            <text:p><text:span text:style-name="T8"/></text:p>
            <text:p><text:span text:style-name="T8">Your work costs more than planned. Add 6 hours to the story estimation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4.928cm" svg:height="1.216cm" svg:x="4.491cm" svg:y="20.311cm">
          <draw:text-box>
            <text:p><text:span text:style-name="T10">SOLUTION</text:span></text:p>
          </draw:text-box>
        </draw:frame>
        <draw:frame draw:style-name="gr7" draw:text-style-name="P13" draw:layer="layout" svg:width="6.858cm" svg:height="2.741cm" svg:x="1.753cm" svg:y="22.091cm">
          <draw:text-box>
            <text:p><text:span text:style-name="T7">SPECIALIST</text:span></text:p>
            <text:p><text:span text:style-name="T8"/></text:p>
            <text:p><text:span text:style-name="T8">Engage a specialist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4.928cm" svg:height="1.216cm" svg:x="13.991cm" svg:y="20.311cm">
          <draw:text-box>
            <text:p><text:span text:style-name="T10">SOLUTION</text:span></text:p>
          </draw:text-box>
        </draw:frame>
        <draw:frame draw:style-name="gr20" draw:text-style-name="P13" draw:layer="layout" svg:width="6.858cm" svg:height="2.014cm" svg:x="11.253cm" svg:y="22.091cm">
          <draw:text-box>
            <text:p><text:span text:style-name="T7">AUTOMATED TESTING</text:span></text:p>
            <text:p><text:span text:style-name="T8"/></text:p>
            <text:p><text:span text:style-name="T8">Introduce automated testing.</text:span></text:p>
          </draw:text-box>
        </draw:frame>
        <draw:g>
          <draw:custom-shape draw:style-name="gr21" draw:text-style-name="P19" draw:layer="layout" svg:width="8.8cm" svg:height="2cm" svg:x="0.991cm" svg:y="7.2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8.292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7.492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8.187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7.843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7.5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8.189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7.849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7.5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8.689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7.7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7.2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8.292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7.492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8.187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7.843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7.5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8.189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7.849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7.5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8.689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7.7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0.991cm" svg:y="13.5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14.592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13.792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14.487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14.143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13.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14.489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14.149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13.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14.989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14.0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13.5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14.592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13.792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14.487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14.143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13.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14.489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14.149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13.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14.989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14.0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20.8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20.0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20.7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20.4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20.1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20.7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20.4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20.1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21.2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20.3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20.8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20.0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20.7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20.4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20.1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20.7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20.4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20.1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21.2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20.3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5" draw:text-style-name="P15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.1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2.111cm" svg:y="1.741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2.663cm" svg:y="1.741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2.096cm" svg:y="2.0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.9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1.191cm" svg:viewBox="0 0 1600 1600" svg:d="M800 1491c-381 0-690-309-690-691 0-381 309-690 690-690s690 309 690 690c0 382-309 691-690 691zM800 0c-442 0-800 358-800 800s358 800 800 800 800-358 800-800-358-800-800-800z">
              <text:p/>
            </draw:path>
            <draw:path draw:style-name="gr16" draw:text-style-name="P16" draw:layer="layout" svg:width="0.206cm" svg:height="0.206cm" svg:x="11.611cm" svg:y="1.741cm" svg:viewBox="0 0 207 207" svg:d="M103 0c-57 0-103 46-103 104 0 56 46 103 103 103s104-47 104-103c0-58-47-104-104-104z">
              <text:p/>
            </draw:path>
            <draw:path draw:style-name="gr16" draw:text-style-name="P16" draw:layer="layout" svg:width="0.206cm" svg:height="0.206cm" svg:x="12.163cm" svg:y="1.741cm" svg:viewBox="0 0 207 207" svg:d="M104 0c-58 0-104 46-104 104 0 56 46 103 104 103 57 0 103-47 103-103 0-58-46-104-103-104z">
              <text:p/>
            </draw:path>
            <draw:polygon draw:style-name="gr16" draw:text-style-name="P16" draw:layer="layout" svg:width="0.693cm" svg:height="0.06cm" svg:x="11.644cm" svg:y="2.301cm" svg:viewBox="0 0 694 61" draw:points="694,61 0,61 0,0 694,0">
              <text:p/>
            </draw:polygon>
          </draw:g>
        </draw:g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2.741cm" svg:x="1.753cm" svg:y="3.191cm">
          <draw:text-box>
            <text:p><text:span text:style-name="T7">INVOLVE BOSS</text:span></text:p>
            <text:p><text:span text:style-name="T8"/></text:p>
            <text:p><text:span text:style-name="T8">Your boss is ready to take a part of the work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7.518cm" svg:height="2.626cm" svg:x="11.253cm" svg:y="3.191cm">
          <draw:text-box>
            <text:p><text:span text:style-name="T7">SHARE GOALS</text:span></text:p>
            <text:p><text:span text:style-name="T8"/></text:p>
            <text:p><text:span text:style-name="T8">Get the team together and share the key project goals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6.858cm" svg:height="1.928cm" svg:x="1.753cm" svg:y="9.491cm">
          <draw:text-box>
            <text:p><text:span text:style-name="T7">INSIGHT</text:span></text:p>
            <text:p><text:span text:style-name="T8"/></text:p>
            <text:p><text:span text:style-name="T8">Apply your insight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7.264cm" svg:height="2.483cm" svg:x="11.253cm" svg:y="9.491cm">
          <draw:text-box>
            <text:p><text:span text:style-name="T7">COLLABORATION</text:span></text:p>
            <text:p><text:span text:style-name="T8"/></text:p>
            <text:p><text:span text:style-name="T8">Get the team together with PO and exchange information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7.366cm" svg:height="1.928cm" svg:x="1.753cm" svg:y="15.791cm">
          <draw:text-box>
            <text:p><text:span text:style-name="T7">PAIR PROGRAMMING</text:span></text:p>
            <text:p><text:span text:style-name="T8"/></text:p>
            <text:p><text:span text:style-name="T8">Apply pair programming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7.264cm" svg:height="3.038cm" svg:x="11.253cm" svg:y="15.791cm">
          <draw:text-box>
            <text:p><text:span text:style-name="T7">ENHANCE SKILLS</text:span></text:p>
            <text:p><text:span text:style-name="T8"/></text:p>
            <text:p><text:span text:style-name="T8">Training for raising the level of your skill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7.518cm" svg:height="3.605cm" svg:x="11.253cm" svg:y="22.091cm">
          <draw:text-box>
            <text:p><text:span text:style-name="T7">BAD QUALITY</text:span></text:p>
            <text:p><text:span text:style-name="T8"/></text:p>
            <text:p><text:span text:style-name="T8">You cannot finish the story because the quality is inadequate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7.366cm" svg:height="2.522cm" svg:x="1.753cm" svg:y="22.091cm">
          <draw:text-box>
            <text:p><text:span text:style-name="T7">TECHNICAL OBSTACLE</text:span></text:p>
            <text:p><text:span text:style-name="T8"/></text:p>
            <text:p><text:span text:style-name="T8">Your work is blocked by a technical obstacle.</text:span></text:p>
          </draw:text-box>
        </draw:frame>
        <draw:g>
          <draw:custom-shape draw:style-name="gr21" draw:text-style-name="P19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1.9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1.1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1.8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1.5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1.2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1.8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1.5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1.2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2.3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1.4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1.9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1.1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1.8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1.5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1.2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1.8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1.5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1.2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2.3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1.4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8.2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7.4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8.1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7.8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7.5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8.1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7.8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7.5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8.6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7.7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8.2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7.4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8.1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7.8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7.5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8.1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7.8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7.5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8.6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7.7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14.5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13.7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14.4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14.1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13.8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14.4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14.1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13.8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14.9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14.0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14.5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13.7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14.4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14.1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13.8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14.4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14.1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13.8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14.9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14.0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6" draw:text-style-name="P21" draw:layer="layout" svg:width="8.8cm" svg:height="2cm" svg:x="0.991cm" svg:y="19.8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20.892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20.442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20.092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10.491cm" svg:y="19.8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20.892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20.442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20.092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6.858cm" svg:height="2.483cm" svg:x="11.253cm" svg:y="3.191cm">
          <draw:text-box>
            <text:p><text:span text:style-name="T7">UNSATISFIED USERS</text:span></text:p>
            <text:p><text:span text:style-name="T8"/></text:p>
            <text:p><text:span text:style-name="T8">You feel that users are not satisfied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2.741cm" svg:x="1.753cm" svg:y="3.191cm">
          <draw:text-box>
            <text:p><text:span text:style-name="T7">UNCLEAR SPEC</text:span></text:p>
            <text:p><text:span text:style-name="T8"/></text:p>
            <text:p><text:span text:style-name="T8">The specification is not clear enough for you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3" draw:layer="layout" svg:width="8.038cm" svg:height="3.038cm" svg:x="11.253cm" svg:y="9.491cm">
          <draw:text-box>
            <text:p><text:span text:style-name="T7">BAD COMMUNICATION</text:span></text:p>
            <text:p><text:span text:style-name="T8"/></text:p>
            <text:p><text:span text:style-name="T8">You cannot communicate well with other team members. They just don't get you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6.858cm" svg:height="3.593cm" svg:x="1.753cm" svg:y="9.491cm">
          <draw:text-box>
            <text:p><text:span text:style-name="T7">DATA IS MISSING</text:span></text:p>
            <text:p><text:span text:style-name="T8"/></text:p>
            <text:p><text:span text:style-name="T8">You can't work with the story, as you don't have important data from PO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7.518cm" svg:height="3.038cm" svg:x="11.253cm" svg:y="15.791cm">
          <draw:text-box>
            <text:p><text:span text:style-name="T7">UNSTABLE SYSTEM</text:span></text:p>
            <text:p><text:span text:style-name="T8"/></text:p>
            <text:p><text:span text:style-name="T8">System is very unstable. You test with major difficulties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15.791cm">
          <draw:text-box>
            <text:p><text:span text:style-name="T7">POOR SKILLS</text:span></text:p>
            <text:p><text:span text:style-name="T8"/></text:p>
            <text:p><text:span text:style-name="T8">You are not skilled enough to finish the work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7.772cm" svg:height="4.148cm" svg:x="11.253cm" svg:y="22.091cm">
          <draw:text-box>
            <text:p><text:span text:style-name="T7">INTEGRATION ISSUES</text:span></text:p>
            <text:p><text:span text:style-name="T8"/></text:p>
            <text:p><text:span text:style-name="T8">Your colleague provided you with the component, which is different from what you expected. You can‘t proceed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22.091cm">
          <draw:text-box>
            <text:p><text:span text:style-name="T7">BAD MOOD</text:span></text:p>
            <text:p><text:span text:style-name="T8"/></text:p>
            <text:p><text:span text:style-name="T8">Today you are upset. So you are too lazy to work.</text:span></text:p>
          </draw:text-box>
        </draw:frame>
        <draw:g>
          <draw:custom-shape draw:style-name="gr26" draw:text-style-name="P21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1.9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1.5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1.1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1.9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1.5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1.1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8.2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7.8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7.4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8.2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7.8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7.4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14.5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14.1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13.7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14.5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14.1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13.7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20.8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20.4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20.0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20.8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20.4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20.0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8" draw:text-style-name="P22" draw:layer="layout" svg:width="7.366cm" svg:height="0.963cm" svg:x="10.381cm" svg:y="2.359cm">
          <draw:text-box>
            <text:p>Scrum Card Game - EN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7.62cm" svg:height="3.593cm" svg:x="1.753cm" svg:y="3.191cm">
          <draw:text-box>
            <text:p><text:span text:style-name="T7">FAIRY</text:span></text:p>
            <text:p><text:span text:style-name="T8"/></text:p>
            <text:p><text:span text:style-name="T8">A fairy helped you. A card </text:span><text:span text:style-name="T12">in Progress</text:span><text:span text:style-name="T8"> is instantly finished.</text:span></text:p>
          </draw:text-box>
        </draw:frame>
        <draw:frame draw:style-name="gr29" draw:text-style-name="P23" draw:layer="layout" svg:width="0.8cm" svg:height="0.8cm" svg:x="10.889cm" svg:y="3.337cm">
          <draw:image xlink:href="Pictures/100002010000002B0000002BBC72C1E611EE269C.png" xlink:type="simple" xlink:show="embed" xlink:actuate="onLoad">
            <text:p/>
          </draw:image>
        </draw:frame>
        <draw:frame draw:style-name="gr30" draw:text-style-name="P24" draw:layer="layout" svg:width="8.939cm" svg:height="1.433cm" svg:x="11.57cm" svg:y="3.322cm">
          <draw:text-box>
            <text:p><text:span text:style-name="T13">Timofey Yevgrashyn, Oliver Merkel, 2010, 2016</text:span></text:p>
            <text:p><text:span text:style-name="T13"/></text:p>
          </draw:text-box>
        </draw:frame>
        <draw:g>
          <draw:custom-shape draw:style-name="gr15" draw:text-style-name="P15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2.112cm" svg:y="1.741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2.663cm" svg:y="1.741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2.096cm" svg:y="2.099cm" svg:viewBox="0 0 790 377" svg:d="M737 0c-10 180-159 323-342 323s-332-143-342-323h-53c10 210 183 377 395 377s385-167 395-377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1" svg:font-family="Gotham"/>
    <style:font-face style:name="Gotham" svg:font-family="Gotham" style:font-pitch="variable"/>
    <style:font-face style:name="Mangal1" svg:font-family="Mang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9:23:26.908000000</meta:creation-date>
    <dc:date>2016-11-16T17:24:34.575000000</dc:date>
    <meta:editing-duration>PT4H50M22S</meta:editing-duration>
    <meta:editing-cycles>43</meta:editing-cycles>
    <meta:generator>LibreOffice/5.2.3.3$Windows_x86 LibreOffice_project/d54a8868f08a7b39642414cf2c8ef2f228f780cf</meta:generator>
    <meta:print-date>2016-11-09T17:06:55.921000000</meta:print-date>
    <meta:document-statistic meta:object-count="535"/>
  </office:meta>
</office:document-meta>
</file>